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Preformatted_20_Text">
      <style:text-properties fo:font-size="8pt" style:font-size-asian="8pt" style:font-size-complex="8pt"/>
    </style:style>
    <style:style style:name="P3" style:family="paragraph" style:parent-style-name="Preformatted_20_Text">
      <style:text-properties fo:font-size="9pt" style:font-size-asian="9pt" style:font-size-complex="9pt"/>
    </style:style>
    <style:style style:name="P4" style:family="paragraph" style:parent-style-name="Preformatted_20_Text">
      <style:paragraph-properties fo:margin-top="0in" fo:margin-bottom="0.1965in" style:contextual-spacing="false"/>
      <style:text-properties fo:font-size="8pt" style:font-size-asian="8pt" style:font-size-complex="8pt"/>
    </style:style>
    <style:style style:name="P5" style:family="paragraph" style:parent-style-name="Preformatted_20_Text">
      <style:paragraph-properties fo:margin-top="0in" fo:margin-bottom="0.1965in" style:contextual-spacing="false"/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LLLLLLLLLL <text:s text:c="69"/></text:p>
      <text:p text:style-name="P2">L:::::::::L <text:s text:c="69"/></text:p>
      <text:p text:style-name="P2">L:::::::::L <text:s text:c="69"/></text:p>
      <text:p text:style-name="P2">LL:::::::LL <text:s text:c="69"/></text:p>
      <text:p text:style-name="P2"><text:s text:c="2"/>L:::::L <text:s text:c="18"/>eeeeeeeeeeee <text:s text:c="6"/>ggggggggg <text:s text:c="2"/>ggggg <text:s text:c="2"/>ooooooooooo <text:s text:c="2"/></text:p>
      <text:p text:style-name="P2"><text:s text:c="2"/>L:::::L <text:s text:c="16"/>ee::::::::::::ee <text:s text:c="3"/>g:::::::::ggg::::g oo:::::::::::oo </text:p>
      <text:p text:style-name="P2"><text:s text:c="2"/>L:::::L <text:s text:c="15"/>e::::::eeeee:::::ee g:::::::::::::::::go:::::::::::::::o</text:p>
      <text:p text:style-name="P2"><text:s text:c="2"/>L:::::L <text:s text:c="14"/>e::::::e <text:s text:c="4"/>e:::::eg::::::ggggg::::::ggo:::::ooooo:::::o</text:p>
      <text:p text:style-name="P2"><text:s text:c="2"/>L:::::L <text:s text:c="14"/>e:::::::eeeee::::::eg:::::g <text:s text:c="4"/>g:::::g o::::o <text:s text:c="4"/>o::::o</text:p>
      <text:p text:style-name="P2"><text:s text:c="2"/>L:::::L <text:s text:c="14"/>e:::::::::::::::::e g:::::g <text:s text:c="4"/>g:::::g o::::o <text:s text:c="4"/>o::::o</text:p>
      <text:p text:style-name="P2"><text:s text:c="2"/>L:::::L <text:s text:c="14"/>e::::::eeeeeeeeeee <text:s/>g:::::g <text:s text:c="4"/>g:::::g o::::o <text:s text:c="4"/>o::::o</text:p>
      <text:p text:style-name="P2"><text:s text:c="2"/>L:::::L <text:s text:c="8"/>LLLLLLe:::::::e <text:s text:c="10"/>g::::::g <text:s text:c="3"/>g:::::g o::::o <text:s text:c="4"/>o::::o</text:p>
      <text:p text:style-name="P2">LL:::::::LLLLLLLLL:::::Le::::::::e <text:s text:c="9"/>g:::::::ggggg:::::g o:::::ooooo:::::o</text:p>
      <text:p text:style-name="P2">L::::::::::::::::::::::L e::::::::eeeeeeee <text:s text:c="2"/>g::::::::::::::::g o:::::::::::::::o</text:p>
      <text:p text:style-name="P2">L::::::::::::::::::::::L <text:s/>ee:::::::::::::e <text:s text:c="3"/>gg::::::::::::::g <text:s/>oo:::::::::::oo </text:p>
      <text:p text:style-name="P2">LLLLLLLLLLLLLLLLLLLLLLLL <text:s text:c="3"/>eeeeeeeeeeeeee <text:s text:c="5"/>gggggggg::::::g <text:s text:c="3"/>ooooooooooo <text:s text:c="2"/></text:p>
      <text:p text:style-name="P2"><text:s text:c="56"/>g:::::g <text:s text:c="17"/></text:p>
      <text:p text:style-name="P2"><text:s text:c="44"/>gggggg <text:s text:c="5"/>g:::::g <text:s text:c="17"/></text:p>
      <text:p text:style-name="P2"><text:s text:c="44"/>g:::::gg <text:s text:c="2"/>gg:::::g <text:s text:c="17"/></text:p>
      <text:p text:style-name="P2"><text:s text:c="45"/>g::::::ggg:::::::g <text:s text:c="17"/></text:p>
      <text:p text:style-name="P2"><text:s text:c="46"/>gg:::::::::::::g <text:s text:c="18"/></text:p>
      <text:p text:style-name="P2"><text:s text:c="48"/>ggg::::::ggg <text:s text:c="20"/></text:p>
      <text:p text:style-name="P2"><text:s text:c="51"/>gggggg <text:s text:c="23"/></text:p>
      <text:p text:style-name="P2"><text:s text:c="99"/></text:p>
      <text:p text:style-name="P2"><text:s text:c="99"/></text:p>
      <text:p text:style-name="P2">LLLLLLLLLLL <text:s text:c="87"/></text:p>
      <text:p text:style-name="P2">L:::::::::L <text:s text:c="87"/></text:p>
      <text:p text:style-name="P2">L:::::::::L <text:s text:c="87"/></text:p>
      <text:p text:style-name="P2">LL:::::::LL <text:s text:c="87"/></text:p>
      <text:p text:style-name="P2"><text:s text:c="2"/>L:::::L <text:s text:c="17"/>ooooooooooo <text:s text:c="5"/>ggggggggg <text:s text:c="2"/>ggggg <text:s text:c="3"/>eeeeeeeeeeee <text:s text:c="3"/>nnnn <text:s/>nnnnnnnn <text:s text:c="3"/></text:p>
      <text:p text:style-name="P2"><text:s text:c="2"/>L:::::L <text:s text:c="15"/>oo:::::::::::oo <text:s text:c="2"/>g:::::::::ggg::::g <text:s/>ee::::::::::::ee <text:s/>n:::nn::::::::nn <text:s/></text:p>
      <text:p text:style-name="P2"><text:s text:c="2"/>L:::::L <text:s text:c="14"/>o:::::::::::::::o g:::::::::::::::::g e::::::eeeee:::::een::::::::::::::nn </text:p>
      <text:p text:style-name="P2"><text:s text:c="2"/>L:::::L <text:s text:c="14"/>o:::::ooooo:::::og::::::ggggg::::::gge::::::e <text:s text:c="4"/>e:::::enn:::::::::::::::n</text:p>
      <text:p text:style-name="P2"><text:s text:c="2"/>L:::::L <text:s text:c="14"/>o::::o <text:s text:c="4"/>o::::og:::::g <text:s text:c="4"/>g:::::g e:::::::eeeee::::::e <text:s/>n:::::nnnn:::::n</text:p>
      <text:p text:style-name="P2"><text:s text:c="2"/>L:::::L <text:s text:c="14"/>o::::o <text:s text:c="4"/>o::::og:::::g <text:s text:c="4"/>g:::::g e:::::::::::::::::e <text:s text:c="2"/>n::::n <text:s text:c="3"/>n::::n</text:p>
      <text:p text:style-name="P2"><text:s text:c="2"/>L:::::L <text:s text:c="14"/>o::::o <text:s text:c="4"/>o::::og:::::g <text:s text:c="4"/>g:::::g e::::::eeeeeeeeeee <text:s text:c="3"/>n::::n <text:s text:c="3"/>n::::n</text:p>
      <text:p text:style-name="P2"><text:s text:c="2"/>L:::::L <text:s text:c="8"/>LLLLLLo::::o <text:s text:c="4"/>o::::og::::::g <text:s text:c="3"/>g:::::g e:::::::e <text:s text:c="12"/>n::::n <text:s text:c="3"/>n::::n</text:p>
      <text:p text:style-name="P2">LL:::::::LLLLLLLLL:::::Lo:::::ooooo:::::og:::::::ggggg:::::g e::::::::e <text:s text:c="11"/>n::::n <text:s text:c="3"/>n::::n</text:p>
      <text:p text:style-name="P2">L::::::::::::::::::::::Lo:::::::::::::::o g::::::::::::::::g <text:s/>e::::::::eeeeeeee <text:s text:c="3"/>n::::n <text:s text:c="3"/>n::::n</text:p>
      <text:p text:style-name="P2">L::::::::::::::::::::::L oo:::::::::::oo <text:s text:c="2"/>gg::::::::::::::g <text:s text:c="2"/>ee:::::::::::::e <text:s text:c="3"/>n::::n <text:s text:c="3"/>n::::n</text:p>
      <text:p text:style-name="P2">LLLLLLLLLLLLLLLLLLLLLLLL <text:s text:c="2"/>ooooooooooo <text:s text:c="6"/>gggggggg::::::g <text:s text:c="4"/>eeeeeeeeeeeeee <text:s text:c="3"/>nnnnnn <text:s text:c="3"/>nnnnnn</text:p>
      <text:p text:style-name="P2"><text:s text:c="53"/>g:::::g <text:s text:c="38"/></text:p>
      <text:p text:style-name="P2"><text:s text:c="41"/>gggggg <text:s text:c="5"/>g:::::g <text:s text:c="38"/></text:p>
      <text:p text:style-name="P2"><text:s text:c="41"/>g:::::gg <text:s text:c="2"/>gg:::::g <text:s text:c="38"/></text:p>
      <text:p text:style-name="P2"><text:s text:c="42"/>g::::::ggg:::::::g <text:s text:c="38"/></text:p>
      <text:p text:style-name="P2"><text:s text:c="43"/>gg:::::::::::::g <text:s text:c="39"/></text:p>
      <text:p text:style-name="P2"><text:s text:c="45"/>ggg::::::ggg <text:s text:c="41"/></text:p>
      <text:p text:style-name="P4"><text:s text:c="48"/>gggggg <text:s text:c="44"/></text:p>
      <text:p text:style-name="P3"><text:s text:c="19"/>_ <text:s text:c="15"/>_ <text:s text:c="48"/></text:p>
      <text:p text:style-name="P3"><text:s text:c="18"/>(_) <text:s text:c="13"/>(_) <text:s text:c="47"/></text:p>
      <text:p text:style-name="P3"><text:s/>___ <text:s/>___ <text:s/>___ ___ _ <text:s/>___ <text:s/>_ __ <text:s text:c="4"/>_ _ __ <text:s text:c="4"/>_ __ <text:s/>_ __ ___ <text:s text:c="2"/>__ _ _ __ ___ <text:s/>___ ___ </text:p>
      <text:p text:style-name="P3">/ __|/ _ \/ __/ __| |/ _ \| '_ \ <text:s text:c="2"/>| | '_ \ <text:s text:c="2"/>| '_ \| '__/ _ \ / _` | '__/ _ \/ __/ __|</text:p>
      <text:p text:style-name="P3">\__ \ <text:s/>__/\__ \__ \ | (_) | | | | <text:s/>| | | | | <text:s/>| |_) | | | (_) | (_| | | | <text:s/>__/\__ \__ \</text:p>
      <text:p text:style-name="P3">|___/\___||___/___/_|\___/|_| |_| <text:s/>|_|_| |_| <text:s/>| .__/|_| <text:s/>\___/ \__, |_| <text:s/>\___||___/___/</text:p>
      <text:p text:style-name="P3"><text:s text:c="46"/>| | <text:s text:c="14"/>__/ | <text:s text:c="17"/></text:p>
      <text:p text:style-name="P5"><text:s text:c="46"/>|_| <text:s text:c="13"/>|___/ <text:s text:c="18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3T14:11:43</meta:creation-date>
    <dc:date>2014-03-03T14:14:48</dc:date>
    <meta:editing-duration>P0D</meta:editing-duration>
    <meta:editing-cycles>1</meta:editing-cycles>
    <meta:document-statistic meta:table-count="0" meta:image-count="0" meta:object-count="0" meta:page-count="1" meta:paragraph-count="56" meta:word-count="248" meta:character-count="5032" meta:non-whitespace-character-count="2095"/>
    <meta:generator>LibreOffice/3.6$Linux_x86 LibreOffice_project/360m1$Build-2</meta:generator>
  </office:meta>
</office:document-meta>
</file>